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</style:style>
    <style:style style:name="gr2" style:family="graphic" style:parent-style-name="standard">
      <style:graphic-properties draw:stroke="solid" draw:stroke-dash="Dot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withoutfill">
      <style:graphic-properties draw:stroke="solid" draw:stroke-dash="Long_20_Dash"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1.128cm" fo:min-width="0.801cm"/>
    </style:style>
    <style:style style:name="gr7" style:family="graphic" style:parent-style-name="objectwithoutfill">
      <style:graphic-properties svg:stroke-width="0.018cm" svg:stroke-color="#2a6099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e0c2cd" draw:opacity="25%" draw:textarea-horizontal-align="justify" draw:textarea-vertical-align="middle" draw:auto-grow-height="false" fo:min-height="1.9cm" fo:min-width="2.342cm" fo:padding-top="0.151cm" fo:padding-bottom="0.151cm" fo:padding-left="0.276cm" fo:padding-right="0.276cm" draw:shadow="hidden" draw:shadow-offset-x="0.071cm" draw:shadow-offset-y="0.071cm"/>
    </style:style>
    <style:style style:name="gr10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0.637cm" fo:min-width="0.325cm"/>
    </style:style>
    <style:style style:name="gr1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0.603cm" fo:min-width="0.3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" style:family="graphic" style:parent-style-name="standard">
      <style:graphic-properties svg:stroke-color="#000000" draw:fill="solid" draw:fill-color="#fff5ce" draw:opacity="97%" draw:textarea-horizontal-align="justify" draw:textarea-vertical-align="middle" draw:auto-grow-height="false" fo:min-height="1.145cm" fo:min-width="0.801cm"/>
    </style:style>
    <style:style style:name="gr17" style:family="graphic" style:parent-style-name="objectwithoutfill">
      <style:graphic-properties svg:stroke-width="0.018cm" svg:stroke-color="#2a6099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cm"/>
    </style:style>
    <style:style style:name="gr19" style:family="graphic" style:parent-style-name="objectwithoutfill">
      <style:graphic-properties svg:stroke-color="#000000" draw:fill="solid" draw:textarea-vertical-align="middle"/>
    </style:style>
    <style:style style:name="gr2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1" style:family="graphic" style:parent-style-name="objectwithoutfill">
      <style:graphic-properties svg:stroke-width="0.018cm" svg:stroke-color="#000000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6cm"/>
    </style:style>
    <style:style style:name="gr2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12cm" fo:min-width="0.911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23cm" fo:min-width="0.903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12cm" fo:min-width="0.91cm" fo:padding-top="0.142cm" fo:padding-bottom="0.142cm" fo:padding-left="0.267cm" fo:padding-right="0.267cm"/>
    </style:style>
    <style:style style:name="gr27" style:family="graphic" style:parent-style-name="objectwithoutfill">
      <style:graphic-properties svg:stroke-color="#000000" draw:fill="solid" draw:fill-color="#eeeeee" draw:textarea-vertical-align="middle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0.422cm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4.472cm" fo:padding-top="0.139cm" fo:padding-bottom="0.139cm" fo:padding-left="0.264cm" fo:padding-right="0.26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2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6cm"/>
    </style:style>
    <style:style style:name="gr38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fill-color="#000000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5.252cm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41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51cm" fo:padding-top="0.151cm" fo:padding-bottom="0.151cm" fo:padding-left="0.276cm" fo:padding-right="0.276cm" draw:shadow="hidden" draw:shadow-offset-x="0.071cm" draw:shadow-offset-y="0.071cm"/>
    </style:style>
    <style:style style:name="gr42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983b0"/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f5ce" draw:opacity="97%"/>
      <style:paragraph-properties fo:text-align="start" style:writing-mode="lr-tb"/>
      <style:text-properties fo:font-size="6pt" style:font-size-asian="6pt" style:font-size-complex="6pt"/>
    </style:style>
    <style:style style:name="P7" style:family="paragraph">
      <loext:graphic-properties draw:fill-color="#e0c2cd" draw:opacity="25%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fff5ce" draw:opacity="97%"/>
      <style:paragraph-properties fo:text-align="start" style:writing-mode="lr-tb"/>
      <style:text-properties fo:font-size="6pt" style:font-size-asian="6pt" style:font-size-complex="6pt"/>
    </style:style>
    <style:style style:name="P12" style:family="paragraph">
      <loext:graphic-properties draw:fill="solid" draw:fill-color="#800080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e994" draw:opacity="100%"/>
      <style:paragraph-properties fo:text-align="center"/>
    </style:style>
    <style:style style:name="P16" style:family="paragraph">
      <loext:graphic-properties draw:fill="solid" draw:fill-color="#eeeee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21" style:family="paragraph">
      <loext:graphic-properties draw:fill="solid" draw:fill-color="#5983b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2" xml:id="id3" draw:id="id3" draw:layer="layout" svg:width="2.901cm" svg:height="1.251cm" svg:x="4.973cm" svg:y="8.226cm">
            <draw:text-box>
              <text:p text:style-name="P1"><text:span text:style-name="T1">HMM </text:span><text:span text:style-name="T1">buildin</text:span><text:span text:style-name="T1">g</text:span></text:p>
            </draw:text-box>
          </draw:frame>
          <draw:frame draw:style-name="gr2" draw:text-style-name="P2" xml:id="id1" draw:id="id1" draw:layer="layout" svg:width="3.648cm" svg:height="1.251cm" svg:x="4.599cm" svg:y="11.558cm">
            <draw:text-box>
              <text:p text:style-name="P1"><text:span text:style-name="T1">Seque</text:span><text:span text:style-name="T1">nce </text:span><text:span text:style-name="T1">enrich</text:span><text:span text:style-name="T1">ment</text:span></text:p>
            </draw:text-box>
          </draw:frame>
          <draw:connector draw:style-name="gr3" draw:text-style-name="P3" draw:layer="layout" draw:line-skew="2.464cm" svg:x1="6.423cm" svg:y1="12.809cm" svg:x2="12.8cm" svg:y2="12.65cm" draw:start-shape="id1" draw:start-glue-point="2" draw:end-shape="id2" draw:end-glue-point="6" svg:d="M6423 12809v2991h6377v-3150" svg:viewBox="0 0 6378 3151">
            <text:p/>
          </draw:connector>
          <draw:connector draw:style-name="gr3" draw:text-style-name="P3" draw:layer="layout" draw:line-skew="-1.099cm" svg:x1="12.8cm" svg:y1="9.15cm" svg:x2="6.423cm" svg:y2="8.226cm" draw:start-shape="id2" draw:start-glue-point="4" draw:end-shape="id3" draw:end-glue-point="0" svg:d="M12800 9150v-2550h-6377v1626" svg:viewBox="0 0 6378 2551">
            <text:p/>
          </draw:connector>
          <draw:connector draw:style-name="gr3" draw:text-style-name="P3" draw:layer="layout" draw:type="line" svg:x1="6.423cm" svg:y1="9.477cm" svg:x2="6.423cm" svg:y2="11.558cm" draw:start-shape="id3" draw:start-glue-point="2" draw:end-shape="id1" draw:end-glue-point="0" svg:d="M6423 9477v2081" svg:viewBox="0 0 1 2082">
            <text:p/>
          </draw:connector>
          <draw:frame draw:style-name="gr4" draw:text-style-name="P4" draw:layer="layout" svg:width="1.409cm" svg:height="0.725cm" svg:x="11.637cm" svg:y="7.508cm">
            <draw:text-box>
              <text:p text:style-name="P1"><text:span text:style-name="T2">NO</text:span></text:p>
            </draw:text-box>
          </draw:frame>
          <draw:frame draw:style-name="gr4" draw:text-style-name="P4" draw:layer="layout" svg:width="1.907cm" svg:height="0.725cm" svg:x="15.069cm" svg:y="10.032cm">
            <draw:text-box>
              <text:p text:style-name="P1"><text:span text:style-name="T2">YES</text:span></text:p>
            </draw:text-box>
          </draw:frame>
          <draw:frame draw:style-name="gr1" draw:text-style-name="P2" xml:id="id4" draw:id="id4" draw:layer="layout" svg:width="2.901cm" svg:height="1.251cm" svg:x="17.398cm" svg:y="10.27cm">
            <draw:text-box>
              <text:p text:style-name="P1"><text:span text:style-name="T1">HMM building</text:span></text:p>
            </draw:text-box>
          </draw:frame>
          <draw:connector draw:style-name="gr5" draw:text-style-name="P3" draw:layer="layout" draw:type="line" svg:x1="2.902cm" svg:y1="12.201cm" svg:x2="4.599cm" svg:y2="12.183cm" draw:end-shape="id1" draw:end-glue-point="3" svg:d="M2902 12201l1697-18" svg:viewBox="0 0 1698 19">
            <text:p/>
          </draw:connector>
          <draw:g>
            <draw:custom-shape draw:style-name="gr6" draw:text-style-name="P6" draw:layer="layout" svg:width="1.3cm" svg:height="1.56cm" svg:x="6.8cm" svg:y="13.5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7" draw:text-style-name="P3" draw:layer="layout" svg:x1="7.017cm" svg:y1="13.79cm" svg:x2="7.884cm" svg:y2="13.79cm">
              <text:p/>
            </draw:line>
            <draw:line draw:style-name="gr7" draw:text-style-name="P3" draw:layer="layout" svg:x1="7.017cm" svg:y1="13.888cm" svg:x2="7.884cm" svg:y2="13.888cm">
              <text:p/>
            </draw:line>
            <draw:line draw:style-name="gr7" draw:text-style-name="P3" draw:layer="layout" svg:x1="7.017cm" svg:y1="13.985cm" svg:x2="7.884cm" svg:y2="13.985cm">
              <text:p/>
            </draw:line>
            <draw:line draw:style-name="gr7" draw:text-style-name="P3" draw:layer="layout" svg:x1="7.017cm" svg:y1="14.083cm" svg:x2="7.884cm" svg:y2="14.083cm">
              <text:p/>
            </draw:line>
            <draw:line draw:style-name="gr8" draw:text-style-name="P3" draw:layer="layout" svg:x1="7.017cm" svg:y1="14.18cm" svg:x2="7.884cm" svg:y2="14.18cm">
              <text:p/>
            </draw:line>
            <draw:line draw:style-name="gr8" draw:text-style-name="P3" draw:layer="layout" svg:x1="7.017cm" svg:y1="14.278cm" svg:x2="7.884cm" svg:y2="14.278cm">
              <text:p/>
            </draw:line>
            <draw:line draw:style-name="gr8" draw:text-style-name="P3" draw:layer="layout" svg:x1="7.017cm" svg:y1="14.375cm" svg:x2="7.884cm" svg:y2="14.375cm">
              <text:p/>
            </draw:line>
            <draw:line draw:style-name="gr8" draw:text-style-name="P3" draw:layer="layout" svg:x1="7.017cm" svg:y1="14.473cm" svg:x2="7.884cm" svg:y2="14.473cm">
              <text:p/>
            </draw:line>
          </draw:g>
          <draw:custom-shape draw:style-name="gr9" draw:text-style-name="P7" xml:id="id2" draw:id="id2" draw:layer="layout" svg:width="4.6cm" svg:height="3.5cm" svg:x="10.5cm" svg:y="9.1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custom-shape draw:style-name="gr10" draw:text-style-name="P6" draw:layer="layout" svg:width="0.824cm" svg:height="1.004cm" svg:x="13.158cm" svg:y="10.972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1" draw:text-style-name="P3" draw:layer="layout" svg:x1="13.29cm" svg:y1="11.162cm" svg:x2="13.838cm" svg:y2="11.162cm">
              <text:p/>
            </draw:line>
            <draw:line draw:style-name="gr11" draw:text-style-name="P3" draw:layer="layout" svg:x1="13.29cm" svg:y1="11.224cm" svg:x2="13.838cm" svg:y2="11.224cm">
              <text:p/>
            </draw:line>
            <draw:line draw:style-name="gr11" draw:text-style-name="P3" draw:layer="layout" svg:x1="13.29cm" svg:y1="11.287cm" svg:x2="13.838cm" svg:y2="11.287cm">
              <text:p/>
            </draw:line>
            <draw:line draw:style-name="gr11" draw:text-style-name="P3" draw:layer="layout" svg:x1="13.29cm" svg:y1="11.348cm" svg:x2="13.838cm" svg:y2="11.348cm">
              <text:p/>
            </draw:line>
            <draw:custom-shape draw:style-name="gr12" draw:text-style-name="P6" draw:layer="layout" svg:width="0.824cm" svg:height="0.966cm" svg:x="11.464cm" svg:y="10.972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1" draw:text-style-name="P3" draw:layer="layout" svg:x1="11.644cm" svg:y1="11.154cm" svg:x2="12.192cm" svg:y2="11.154cm">
              <text:p/>
            </draw:line>
            <draw:line draw:style-name="gr11" draw:text-style-name="P3" draw:layer="layout" svg:x1="11.644cm" svg:y1="11.214cm" svg:x2="12.192cm" svg:y2="11.214cm">
              <text:p/>
            </draw:line>
            <draw:line draw:style-name="gr11" draw:text-style-name="P3" draw:layer="layout" svg:x1="11.644cm" svg:y1="11.274cm" svg:x2="12.192cm" svg:y2="11.274cm">
              <text:p/>
            </draw:line>
            <draw:line draw:style-name="gr11" draw:text-style-name="P3" draw:layer="layout" svg:x1="11.644cm" svg:y1="11.335cm" svg:x2="12.192cm" svg:y2="11.335cm">
              <text:p/>
            </draw:line>
            <draw:line draw:style-name="gr8" draw:text-style-name="P3" draw:layer="layout" svg:x1="11.644cm" svg:y1="11.395cm" svg:x2="12.192cm" svg:y2="11.395cm">
              <text:p/>
            </draw:line>
            <draw:line draw:style-name="gr8" draw:text-style-name="P3" draw:layer="layout" svg:x1="11.644cm" svg:y1="11.457cm" svg:x2="12.192cm" svg:y2="11.457cm">
              <text:p/>
            </draw:line>
            <draw:line draw:style-name="gr8" draw:text-style-name="P3" draw:layer="layout" svg:x1="11.644cm" svg:y1="11.516cm" svg:x2="12.192cm" svg:y2="11.516cm">
              <text:p/>
            </draw:line>
            <draw:line draw:style-name="gr8" draw:text-style-name="P3" draw:layer="layout" svg:x1="11.644cm" svg:y1="11.576cm" svg:x2="12.192cm" svg:y2="11.576cm">
              <text:p/>
            </draw:line>
            <draw:frame draw:style-name="gr13" draw:text-style-name="P8" draw:layer="layout" svg:width="0.994cm" svg:height="1.044cm" svg:x="12.162cm" svg:y="10.971cm">
              <draw:text-box>
                <text:p text:style-name="P1"><text:span text:style-name="T4">=</text:span></text:p>
              </draw:text-box>
            </draw:frame>
            <draw:frame draw:style-name="gr13" draw:text-style-name="P8" draw:layer="layout" svg:width="1.15cm" svg:height="1.044cm" svg:x="13.81cm" svg:y="10.972cm">
              <draw:text-box>
                <text:p text:style-name="P1"><text:span text:style-name="T4">?</text:span></text:p>
              </draw:text-box>
            </draw:frame>
          </draw:g>
          <draw:frame draw:style-name="gr14" draw:text-style-name="P9" draw:layer="layout" svg:width="4.174cm" svg:height="0.91cm" svg:x="10.784cm" svg:y="9.668cm">
            <draw:text-box>
              <text:p text:style-name="P1"><text:span text:style-name="T5">Convergence</text:span></text:p>
            </draw:text-box>
          </draw:frame>
          <draw:frame draw:style-name="gr15" draw:text-style-name="P10" draw:layer="layout" svg:width="3cm" svg:height="1.361cm" svg:x="0.4cm" svg:y="9.8cm">
            <draw:text-box>
              <text:p text:style-name="P1"><text:span text:style-name="T6">P</text:span><text:span text:style-name="T6">r</text:span><text:span text:style-name="T6">o</text:span><text:span text:style-name="T6">t</text:span><text:span text:style-name="T6">ei</text:span><text:span text:style-name="T6">n </text:span></text:p>
              <text:p text:style-name="P1"><text:span text:style-name="T6">d</text:span><text:span text:style-name="T6">a</text:span><text:span text:style-name="T6">t</text:span><text:span text:style-name="T6">a</text:span><text:span text:style-name="T6">s</text:span><text:span text:style-name="T6">e</text:span><text:span text:style-name="T6">t</text:span></text:p>
            </draw:text-box>
          </draw:frame>
          <draw:g>
            <draw:custom-shape draw:style-name="gr16" draw:text-style-name="P11" draw:layer="layout" svg:width="1.3cm" svg:height="1.58cm" svg:x="5.7cm" svg:y="3.7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7" draw:text-style-name="P12" draw:layer="layout" svg:x1="5.917cm" svg:y1="3.996cm" svg:x2="6.784cm" svg:y2="3.996cm">
              <text:p/>
            </draw:line>
            <draw:line draw:style-name="gr17" draw:text-style-name="P12" draw:layer="layout" svg:x1="5.917cm" svg:y1="4.095cm" svg:x2="6.784cm" svg:y2="4.095cm">
              <text:p/>
            </draw:line>
            <draw:line draw:style-name="gr17" draw:text-style-name="P12" draw:layer="layout" svg:x1="5.917cm" svg:y1="4.194cm" svg:x2="6.784cm" svg:y2="4.194cm">
              <text:p/>
            </draw:line>
            <draw:line draw:style-name="gr17" draw:text-style-name="P12" draw:layer="layout" svg:x1="5.917cm" svg:y1="4.293cm" svg:x2="6.784cm" svg:y2="4.293cm">
              <text:p/>
            </draw:line>
          </draw:g>
          <draw:custom-shape draw:style-name="gr18" draw:text-style-name="P14" draw:layer="layout" svg:width="0.8cm" svg:height="0.5cm" svg:x="6.349cm" svg:y="4.9cm">
            <text:p text:style-name="P13"><text:span text:style-name="T7">FA</text:span></text:p>
            <draw:enhanced-geometry svg:viewBox="0 0 21600 21600" draw:type="rectangle" draw:enhanced-path="M 0 0 L 21600 0 21600 21600 0 21600 0 0 Z N"/>
          </draw:custom-shape>
          <draw:line draw:style-name="gr19" draw:text-style-name="P3" draw:layer="layout" svg:x1="5.834cm" svg:y1="3.4cm" svg:x2="6.766cm" svg:y2="3.4cm">
            <text:p/>
          </draw:line>
          <draw:custom-shape draw:style-name="gr20" draw:text-style-name="P15" draw:layer="layout" svg:width="0.7cm" svg:height="0.2cm" svg:x="5.953cm" svg:y="3.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8cm" svg:height="0.5cm" svg:x="7.5cm" svg:y="14.7cm">
            <text:p text:style-name="P13"><text:span text:style-name="T7">FA</text:span></text:p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1" draw:layer="layout" svg:width="1.3cm" svg:height="1.58cm" svg:x="18.25cm" svg:y="13.7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1" draw:text-style-name="P12" draw:layer="layout" svg:x1="18.467cm" svg:y1="13.996cm" svg:x2="19.334cm" svg:y2="13.996cm">
              <text:p/>
            </draw:line>
            <draw:line draw:style-name="gr21" draw:text-style-name="P12" draw:layer="layout" svg:x1="18.467cm" svg:y1="14.095cm" svg:x2="19.334cm" svg:y2="14.095cm">
              <text:p/>
            </draw:line>
            <draw:line draw:style-name="gr21" draw:text-style-name="P12" draw:layer="layout" svg:x1="18.467cm" svg:y1="14.194cm" svg:x2="19.334cm" svg:y2="14.194cm">
              <text:p/>
            </draw:line>
            <draw:line draw:style-name="gr21" draw:text-style-name="P12" draw:layer="layout" svg:x1="18.467cm" svg:y1="14.293cm" svg:x2="19.334cm" svg:y2="14.293cm">
              <text:p/>
            </draw:line>
            <draw:line draw:style-name="gr21" draw:text-style-name="P12" draw:layer="layout" svg:x1="18.468cm" svg:y1="14.395cm" svg:x2="19.335cm" svg:y2="14.395cm">
              <text:p/>
            </draw:line>
            <draw:line draw:style-name="gr21" draw:text-style-name="P12" draw:layer="layout" svg:x1="18.468cm" svg:y1="14.494cm" svg:x2="19.335cm" svg:y2="14.494cm">
              <text:p/>
            </draw:line>
            <draw:line draw:style-name="gr21" draw:text-style-name="P12" draw:layer="layout" svg:x1="18.468cm" svg:y1="14.593cm" svg:x2="19.335cm" svg:y2="14.593cm">
              <text:p/>
            </draw:line>
            <draw:line draw:style-name="gr21" draw:text-style-name="P12" draw:layer="layout" svg:x1="18.469cm" svg:y1="14.695cm" svg:x2="19.336cm" svg:y2="14.695cm">
              <text:p/>
            </draw:line>
            <draw:line draw:style-name="gr21" draw:text-style-name="P12" draw:layer="layout" svg:x1="18.469cm" svg:y1="14.794cm" svg:x2="19.336cm" svg:y2="14.794cm">
              <text:p/>
            </draw:line>
            <draw:line draw:style-name="gr21" draw:text-style-name="P12" draw:layer="layout" svg:x1="18.47cm" svg:y1="14.896cm" svg:x2="19.337cm" svg:y2="14.896cm">
              <text:p/>
            </draw:line>
            <draw:line draw:style-name="gr21" draw:text-style-name="P12" draw:layer="layout" svg:x1="18.47cm" svg:y1="14.995cm" svg:x2="19.337cm" svg:y2="14.995cm">
              <text:p/>
            </draw:line>
          </draw:g>
          <draw:line draw:style-name="gr19" draw:text-style-name="P3" draw:layer="layout" svg:x1="18.384cm" svg:y1="13.4cm" svg:x2="19.316cm" svg:y2="13.4cm">
            <text:p/>
          </draw:line>
          <draw:custom-shape draw:style-name="gr20" draw:text-style-name="P15" xml:id="id5" draw:id="id5" draw:layer="layout" svg:width="0.7cm" svg:height="0.2cm" svg:x="18.503cm" svg:y="13.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1.1cm" svg:height="0.5cm" svg:x="18.698cm" svg:y="14.9cm">
            <text:p text:style-name="P13"><text:span text:style-name="T7">HMM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3" draw:layer="layout" svg:x1="18.848cm" svg:y1="11.521cm" svg:x2="18.853cm" svg:y2="13.3cm" draw:start-shape="id4" draw:start-glue-point="2" draw:end-shape="id5" draw:end-glue-point="0" svg:d="M18848 11521v903h5v876" svg:viewBox="0 0 6 1780">
            <text:p/>
          </draw:connector>
          <draw:line draw:style-name="gr19" draw:text-style-name="P3" draw:layer="layout" svg:x1="6.423cm" svg:y1="8.226cm" svg:x2="6.4cm" svg:y2="5.6cm">
            <text:p/>
          </draw:line>
          <draw:connector draw:style-name="gr23" draw:text-style-name="P3" draw:layer="layout" svg:x1="15.1cm" svg:y1="10.9cm" svg:x2="17.398cm" svg:y2="10.895cm" draw:start-shape="id2" draw:start-glue-point="7" draw:end-shape="id4" draw:end-glue-point="3" svg:d="M15100 10900h1150v-5h1148" svg:viewBox="0 0 2299 6">
            <text:p/>
          </draw:connector>
          <draw:g>
            <draw:g>
              <draw:custom-shape draw:style-name="gr24" draw:text-style-name="P16" draw:layer="layout" svg:width="1.445cm" svg:height="1.696cm" svg:x="1.286cm" svg:y="11.282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6" draw:layer="layout" svg:width="1.437cm" svg:height="1.707cm" svg:x="1.205cm" svg:y="11.3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1.444cm" svg:height="1.696cm" svg:x="1.117cm" svg:y="11.439cm">
                <text:p/>
                <draw:enhanced-geometry svg:viewBox="0 0 21600 21600" draw:type="rectangle" draw:enhanced-path="M 0 0 L 21600 0 21600 21600 0 21600 0 0 Z N"/>
              </draw:custom-shape>
              <draw:line draw:style-name="gr27" draw:text-style-name="P16" draw:layer="layout" svg:x1="1.228cm" svg:y1="11.642cm" svg:x2="2.45cm" svg:y2="11.642cm">
                <text:p/>
              </draw:line>
              <draw:line draw:style-name="gr27" draw:text-style-name="P16" draw:layer="layout" svg:x1="1.228cm" svg:y1="11.899cm" svg:x2="2.45cm" svg:y2="11.899cm">
                <text:p/>
              </draw:line>
              <draw:line draw:style-name="gr27" draw:text-style-name="P16" draw:layer="layout" svg:x1="1.228cm" svg:y1="12.156cm" svg:x2="2.45cm" svg:y2="12.156cm">
                <text:p/>
              </draw:line>
              <draw:line draw:style-name="gr27" draw:text-style-name="P16" draw:layer="layout" svg:x1="1.228cm" svg:y1="12.414cm" svg:x2="2.45cm" svg:y2="12.414cm">
                <text:p/>
              </draw:line>
              <draw:line draw:style-name="gr27" draw:text-style-name="P16" draw:layer="layout" svg:x1="1.228cm" svg:y1="12.671cm" svg:x2="2.45cm" svg:y2="12.671cm">
                <text:p/>
              </draw:line>
              <draw:line draw:style-name="gr27" draw:text-style-name="P16" draw:layer="layout" svg:x1="1.228cm" svg:y1="12.929cm" svg:x2="2.45cm" svg:y2="12.929cm">
                <text:p/>
              </draw:line>
            </draw:g>
            <draw:custom-shape draw:style-name="gr28" draw:text-style-name="P14" draw:layer="layout" svg:width="0.922cm" svg:height="0.568cm" svg:x="1.895cm" svg:y="12.714cm">
              <text:p text:style-name="P13"><text:span text:style-name="T7">FA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g>
          <draw:custom-shape draw:style-name="gr30" draw:text-style-name="P18" xml:id="id14" draw:id="id14" draw:layer="layout" svg:width="5cm" svg:height="6.6cm" svg:x="4.526cm" svg:y="6.973cm">
            <text:p/>
            <draw:enhanced-geometry svg:viewBox="0 0 21600 21600" draw:type="rectangle" draw:enhanced-path="M 0 0 L 21600 0 21600 21600 0 21600 0 0 Z N"/>
          </draw:custom-shape>
          <draw:g>
            <draw:frame draw:style-name="gr31" draw:text-style-name="P10" xml:id="id6" draw:id="id6" draw:layer="layout" svg:width="4.6cm" svg:height="0.806cm" svg:x="4.726cm" svg:y="8.373cm">
              <draw:text-box>
                <text:p text:style-name="P1"><text:span text:style-name="T6">usearch (iter 1)</text:span></text:p>
              </draw:text-box>
            </draw:frame>
            <draw:frame draw:style-name="gr31" draw:text-style-name="P10" xml:id="id7" draw:id="id7" draw:layer="layout" svg:width="4.6cm" svg:height="0.806cm" svg:x="4.726cm" svg:y="10.374cm">
              <draw:text-box>
                <text:p text:style-name="P1"><text:span text:style-name="T6">muscle</text:span></text:p>
              </draw:text-box>
            </draw:frame>
            <draw:frame draw:style-name="gr31" draw:text-style-name="P10" xml:id="id8" draw:id="id8" draw:layer="layout" svg:width="4.6cm" svg:height="0.806cm" svg:x="4.726cm" svg:y="12.375cm">
              <draw:text-box>
                <text:p text:style-name="P1"><text:span text:style-name="T6">hmmbuild</text:span></text:p>
              </draw:text-box>
            </draw:frame>
            <draw:connector draw:style-name="gr32" draw:text-style-name="P3" draw:layer="layout" draw:type="line" svg:x1="7.026cm" svg:y1="9.179cm" svg:x2="7.026cm" svg:y2="10.374cm" draw:start-shape="id6" draw:start-glue-point="2" draw:end-shape="id7" draw:end-glue-point="0" svg:d="M7026 9179v1195" svg:viewBox="0 0 1 1196">
              <text:p/>
            </draw:connector>
            <draw:connector draw:style-name="gr32" draw:text-style-name="P3" draw:layer="layout" draw:type="line" svg:x1="7.026cm" svg:y1="11.18cm" svg:x2="7.026cm" svg:y2="12.375cm" draw:start-shape="id7" draw:start-glue-point="2" draw:end-shape="id8" draw:end-glue-point="0" svg:d="M7026 11180v1195" svg:viewBox="0 0 1 1196">
              <text:p/>
            </draw:connector>
            <draw:frame draw:style-name="gr33" draw:text-style-name="P20" draw:layer="layout" svg:width="1.917cm" svg:height="0.662cm" svg:x="6.93cm" svg:y="9.274cm">
              <draw:text-box>
                <text:p text:style-name="P19"><text:span text:style-name="T8">X_nr.fa</text:span></text:p>
              </draw:text-box>
            </draw:frame>
            <draw:frame draw:style-name="gr33" draw:text-style-name="P20" draw:layer="layout" svg:width="1.917cm" svg:height="0.662cm" svg:x="6.93cm" svg:y="11.275cm">
              <draw:text-box>
                <text:p text:style-name="P19"><text:span text:style-name="T8">X_nr.clw</text:span></text:p>
              </draw:text-box>
            </draw:frame>
          </draw:g>
          <draw:line draw:style-name="gr34" draw:text-style-name="P3" draw:layer="layout" svg:x1="4.525cm" svg:y1="7.935cm" svg:x2="9.525cm" svg:y2="7.935cm">
            <text:p/>
          </draw:line>
          <draw:frame draw:style-name="gr35" draw:text-style-name="P10" xml:id="id9" draw:id="id9" draw:layer="layout" svg:width="2.6cm" svg:height="0.839cm" svg:x="5.726cm" svg:y="4.873cm">
            <draw:text-box>
              <text:p text:style-name="P1"><text:span text:style-name="T6">X.fa</text:span></text:p>
            </draw:text-box>
          </draw:frame>
          <draw:connector draw:style-name="gr8" draw:text-style-name="P3" draw:layer="layout" draw:type="line" svg:x1="7.026cm" svg:y1="5.712cm" svg:x2="7.026cm" svg:y2="7.073cm" draw:start-shape="id9" draw:start-glue-point="2" svg:d="M7026 5712v1361" svg:viewBox="0 0 1 1362">
            <text:p/>
          </draw:connector>
          <draw:g>
            <draw:custom-shape draw:style-name="gr16" draw:text-style-name="P11" draw:layer="layout" svg:width="1.3cm" svg:height="1.58cm" svg:x="6.407cm" svg:y="3.2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7" draw:text-style-name="P12" draw:layer="layout" svg:x1="6.624cm" svg:y1="3.496cm" svg:x2="7.491cm" svg:y2="3.496cm">
              <text:p/>
            </draw:line>
            <draw:line draw:style-name="gr17" draw:text-style-name="P12" draw:layer="layout" svg:x1="6.624cm" svg:y1="3.595cm" svg:x2="7.491cm" svg:y2="3.595cm">
              <text:p/>
            </draw:line>
            <draw:line draw:style-name="gr17" draw:text-style-name="P12" draw:layer="layout" svg:x1="6.624cm" svg:y1="3.694cm" svg:x2="7.491cm" svg:y2="3.694cm">
              <text:p/>
            </draw:line>
            <draw:line draw:style-name="gr17" draw:text-style-name="P12" draw:layer="layout" svg:x1="6.624cm" svg:y1="3.793cm" svg:x2="7.491cm" svg:y2="3.793cm">
              <text:p/>
            </draw:line>
          </draw:g>
          <draw:custom-shape draw:style-name="gr18" draw:text-style-name="P14" draw:layer="layout" svg:width="0.8cm" svg:height="0.5cm" svg:x="7.056cm" svg:y="4.4cm">
            <text:p text:style-name="P13"><text:span text:style-name="T7">FA</text:span></text:p>
            <draw:enhanced-geometry svg:viewBox="0 0 21600 21600" draw:type="rectangle" draw:enhanced-path="M 0 0 L 21600 0 21600 21600 0 21600 0 0 Z N"/>
          </draw:custom-shape>
          <draw:line draw:style-name="gr19" draw:text-style-name="P3" draw:layer="layout" svg:x1="6.541cm" svg:y1="2.9cm" svg:x2="7.473cm" svg:y2="2.9cm">
            <text:p/>
          </draw:line>
          <draw:custom-shape draw:style-name="gr20" draw:text-style-name="P15" draw:layer="layout" svg:width="0.7cm" svg:height="0.2cm" svg:x="6.66cm" svg:y="2.8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5cm" svg:height="1.251cm" svg:x="4.526cm" svg:y="6.927cm">
            <draw:text-box>
              <text:p text:style-name="P1"><text:span text:style-name="T9">HMM building</text:span></text:p>
            </draw:text-box>
          </draw:frame>
          <draw:g>
            <draw:custom-shape draw:style-name="gr16" draw:text-style-name="P11" draw:layer="layout" svg:width="1.3cm" svg:height="1.58cm" svg:x="6.436cm" svg:y="15.9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1" draw:text-style-name="P12" draw:layer="layout" svg:x1="6.653cm" svg:y1="16.196cm" svg:x2="7.52cm" svg:y2="16.196cm">
              <text:p/>
            </draw:line>
            <draw:line draw:style-name="gr21" draw:text-style-name="P12" draw:layer="layout" svg:x1="6.653cm" svg:y1="16.295cm" svg:x2="7.52cm" svg:y2="16.295cm">
              <text:p/>
            </draw:line>
            <draw:line draw:style-name="gr21" draw:text-style-name="P12" draw:layer="layout" svg:x1="6.653cm" svg:y1="16.394cm" svg:x2="7.52cm" svg:y2="16.394cm">
              <text:p/>
            </draw:line>
            <draw:line draw:style-name="gr21" draw:text-style-name="P12" draw:layer="layout" svg:x1="6.653cm" svg:y1="16.493cm" svg:x2="7.52cm" svg:y2="16.493cm">
              <text:p/>
            </draw:line>
            <draw:line draw:style-name="gr21" draw:text-style-name="P12" draw:layer="layout" svg:x1="6.654cm" svg:y1="16.595cm" svg:x2="7.521cm" svg:y2="16.595cm">
              <text:p/>
            </draw:line>
            <draw:line draw:style-name="gr21" draw:text-style-name="P12" draw:layer="layout" svg:x1="6.654cm" svg:y1="16.694cm" svg:x2="7.521cm" svg:y2="16.694cm">
              <text:p/>
            </draw:line>
          </draw:g>
          <draw:line draw:style-name="gr19" draw:text-style-name="P3" draw:layer="layout" svg:x1="6.57cm" svg:y1="15.6cm" svg:x2="7.502cm" svg:y2="15.6cm">
            <text:p/>
          </draw:line>
          <draw:custom-shape draw:style-name="gr20" draw:text-style-name="P15" draw:layer="layout" svg:width="0.7cm" svg:height="0.2cm" svg:x="6.689cm" svg:y="15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1.1cm" svg:height="0.6cm" svg:x="6.884cm" svg:y="17.1cm">
            <text:p text:style-name="P13"><text:span text:style-name="T7">HMM</text:span></text:p>
            <draw:enhanced-geometry svg:viewBox="0 0 21600 21600" draw:type="rectangle" draw:enhanced-path="M 0 0 L 21600 0 21600 21600 0 21600 0 0 Z N"/>
          </draw:custom-shape>
          <draw:frame draw:style-name="gr31" draw:text-style-name="P10" draw:layer="layout" svg:width="2.6cm" svg:height="0.806cm" svg:x="5.806cm" svg:y="17.873cm">
            <draw:text-box>
              <text:p text:style-name="P1"><text:span text:style-name="T6">X.hmm</text:span></text:p>
            </draw:text-box>
          </draw:frame>
          <draw:frame draw:style-name="gr36" draw:text-style-name="P21" draw:layer="layout" svg:width="5cm" svg:height="1.251cm" svg:x="4.526cm" svg:y="6.928cm">
            <draw:text-box>
              <text:p text:style-name="P1"><text:span text:style-name="T9">HMM building</text:span></text:p>
            </draw:text-box>
          </draw:frame>
          <draw:frame draw:style-name="gr15" draw:text-style-name="P10" draw:layer="layout" svg:width="4.6cm" svg:height="1.361cm" svg:x="11.606cm" svg:y="17.9cm">
            <draw:text-box>
              <text:p text:style-name="P1"><text:span text:style-name="T6">protein</text:span><text:span text:style-name="T6"><text:line-break/></text:span><text:span text:style-name="T6">dataset.fa</text:span></text:p>
            </draw:text-box>
          </draw:frame>
          <draw:g>
            <draw:custom-shape draw:style-name="gr6" draw:text-style-name="P6" draw:layer="layout" svg:width="1.3cm" svg:height="1.56cm" svg:x="13.206cm" svg:y="3.2cm">
              <text:p text:style-name="P5"><text:span text:style-name="T3"/></text:p>
              <text:p text:style-name="P5"><text:span text:style-name="T3"><text:line-break/></text:span><text:span text:style-name="T3"><text:line-break/></text:span><text:span text:style-name="T3"/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7" draw:text-style-name="P3" draw:layer="layout" svg:x1="13.423cm" svg:y1="3.49cm" svg:x2="14.29cm" svg:y2="3.49cm">
              <text:p/>
            </draw:line>
            <draw:line draw:style-name="gr7" draw:text-style-name="P3" draw:layer="layout" svg:x1="13.423cm" svg:y1="3.588cm" svg:x2="14.29cm" svg:y2="3.588cm">
              <text:p/>
            </draw:line>
            <draw:line draw:style-name="gr7" draw:text-style-name="P3" draw:layer="layout" svg:x1="13.423cm" svg:y1="3.685cm" svg:x2="14.29cm" svg:y2="3.685cm">
              <text:p/>
            </draw:line>
            <draw:line draw:style-name="gr7" draw:text-style-name="P3" draw:layer="layout" svg:x1="13.423cm" svg:y1="3.783cm" svg:x2="14.29cm" svg:y2="3.783cm">
              <text:p/>
            </draw:line>
            <draw:line draw:style-name="gr8" draw:text-style-name="P3" draw:layer="layout" svg:x1="13.423cm" svg:y1="3.88cm" svg:x2="14.29cm" svg:y2="3.88cm">
              <text:p/>
            </draw:line>
            <draw:line draw:style-name="gr8" draw:text-style-name="P3" draw:layer="layout" svg:x1="13.423cm" svg:y1="3.978cm" svg:x2="14.29cm" svg:y2="3.978cm">
              <text:p/>
            </draw:line>
            <draw:line draw:style-name="gr8" draw:text-style-name="P3" draw:layer="layout" svg:x1="13.423cm" svg:y1="4.075cm" svg:x2="14.29cm" svg:y2="4.075cm">
              <text:p/>
            </draw:line>
            <draw:line draw:style-name="gr8" draw:text-style-name="P3" draw:layer="layout" svg:x1="13.423cm" svg:y1="4.173cm" svg:x2="14.29cm" svg:y2="4.173cm">
              <text:p/>
            </draw:line>
          </draw:g>
          <draw:custom-shape draw:style-name="gr18" draw:text-style-name="P14" draw:layer="layout" svg:width="0.8cm" svg:height="0.5cm" svg:x="13.906cm" svg:y="4.4cm">
            <text:p text:style-name="P13"><text:span text:style-name="T7">FA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7cm" svg:height="0.2cm" svg:x="13.509cm" svg:y="2.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0" xml:id="id10" draw:id="id10" draw:layer="layout" svg:width="4.98cm" svg:height="0.806cm" svg:x="11.426cm" svg:y="4.873cm">
            <draw:text-box>
              <text:p text:style-name="P1"><text:span text:style-name="T6">X_enriched_nr.fa</text:span></text:p>
            </draw:text-box>
          </draw:frame>
          <draw:connector draw:style-name="gr38" draw:text-style-name="P22" draw:layer="layout" draw:type="line" svg:x1="13.916cm" svg:y1="6.973cm" svg:x2="13.916cm" svg:y2="5.679cm" draw:end-shape="id10" draw:end-glue-point="2" svg:d="M13916 6973v-1294" svg:viewBox="0 0 1 1295">
            <text:p/>
          </draw:connector>
          <draw:custom-shape draw:style-name="gr39" draw:text-style-name="P18" draw:layer="layout" svg:width="5.78cm" svg:height="6.6cm" svg:x="11.02cm" svg:y="6.9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0" xml:id="id11" draw:id="id11" draw:layer="layout" svg:width="4.6cm" svg:height="0.806cm" svg:x="11.62cm" svg:y="12.58cm">
            <draw:text-box>
              <text:p text:style-name="P1"><text:span text:style-name="T6">hmmsearch</text:span></text:p>
            </draw:text-box>
          </draw:frame>
          <draw:frame draw:style-name="gr31" draw:text-style-name="P10" xml:id="id12" draw:id="id12" draw:layer="layout" svg:width="4.6cm" svg:height="0.806cm" svg:x="11.62cm" svg:y="10.582cm">
            <draw:text-box>
              <text:p text:style-name="P1"><text:span text:style-name="T6">merge</text:span></text:p>
            </draw:text-box>
          </draw:frame>
          <draw:frame draw:style-name="gr31" draw:text-style-name="P10" xml:id="id13" draw:id="id13" draw:layer="layout" svg:width="4.6cm" svg:height="0.806cm" svg:x="11.62cm" svg:y="8.582cm">
            <draw:text-box>
              <text:p text:style-name="P1"><text:span text:style-name="T6">usearch</text:span></text:p>
            </draw:text-box>
          </draw:frame>
          <draw:frame draw:style-name="gr40" draw:text-style-name="P23" draw:layer="layout" svg:width="2.576cm" svg:height="0.607cm" svg:x="13.824cm" svg:y="11.981cm">
            <draw:text-box>
              <text:p text:style-name="P19"><text:span text:style-name="T10">X_new.fa.tmp</text:span></text:p>
            </draw:text-box>
          </draw:frame>
          <draw:frame draw:style-name="gr40" draw:text-style-name="P23" draw:layer="layout" svg:width="2.976cm" svg:height="0.607cm" svg:x="13.824cm" svg:y="9.982cm">
            <draw:text-box>
              <text:p text:style-name="P19"><text:span text:style-name="T10">X_merged.fa.tmp</text:span></text:p>
            </draw:text-box>
          </draw:frame>
          <draw:frame draw:style-name="gr41" draw:text-style-name="P21" draw:layer="layout" svg:width="5.78cm" svg:height="1.253cm" svg:x="11cm" svg:y="6.954cm">
            <draw:text-box>
              <text:p text:style-name="P1"><text:span text:style-name="T9">Sequence Enrichment</text:span></text:p>
            </draw:text-box>
          </draw:frame>
          <draw:connector draw:style-name="gr38" draw:text-style-name="P22" draw:layer="layout" draw:type="line" svg:x1="13.92cm" svg:y1="12.58cm" svg:x2="13.92cm" svg:y2="11.388cm" draw:start-shape="id11" draw:start-glue-point="0" draw:end-shape="id12" draw:end-glue-point="2" svg:d="M13920 12580v-1192" svg:viewBox="0 0 1 1193">
            <text:p/>
          </draw:connector>
          <draw:connector draw:style-name="gr38" draw:text-style-name="P22" draw:layer="layout" draw:type="line" svg:x1="13.92cm" svg:y1="10.582cm" svg:x2="13.92cm" svg:y2="9.388cm" draw:start-shape="id12" draw:start-glue-point="0" draw:end-shape="id13" draw:end-glue-point="2" svg:d="M13920 10582v-1194" svg:viewBox="0 0 1 1195">
            <text:p/>
          </draw:connector>
          <draw:line draw:style-name="gr32" draw:text-style-name="P3" draw:layer="layout" svg:x1="13.92cm" svg:y1="15.489cm" svg:x2="13.92cm" svg:y2="13.589cm">
            <text:p/>
          </draw:line>
          <draw:connector draw:style-name="gr32" draw:text-style-name="P3" draw:layer="layout" draw:type="line" svg:x1="7.026cm" svg:y1="13.573cm" svg:x2="7.045cm" svg:y2="15.2cm" draw:start-shape="id14" draw:start-glue-point="2" svg:d="M7026 13573l19 1627" svg:viewBox="0 0 20 1628">
            <text:p/>
          </draw:connector>
          <draw:path draw:style-name="gr42" draw:text-style-name="P3" draw:layer="layout" svg:width="5.399cm" svg:height="2.799cm" svg:x="8.206cm" svg:y="13.6cm" svg:viewBox="0 0 5400 2800" svg:d="M0 2800c4617 0 5400-2800 5400-2800">
            <text:p/>
          </draw:path>
          <draw:path draw:style-name="gr42" draw:text-style-name="P3" draw:layer="layout" svg:width="3.999cm" svg:height="1.599cm" draw:transform="rotate (-3.14159265358979) translate (11.506cm 6.89999999999999cm)" svg:viewBox="0 0 4000 1600" svg:d="M0 1600c3420 0 4000-1600 4000-1600">
            <text:p/>
          </draw:path>
          <draw:g>
            <draw:g>
              <draw:custom-shape draw:style-name="gr24" draw:text-style-name="P16" draw:layer="layout" svg:width="1.445cm" svg:height="1.696cm" svg:x="13.2cm" svg:y="15.79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6" draw:layer="layout" svg:width="1.437cm" svg:height="1.707cm" svg:x="13.119cm" svg:y="15.863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1.444cm" svg:height="1.696cm" svg:x="13.031cm" svg:y="15.947cm">
                <text:p/>
                <draw:enhanced-geometry svg:viewBox="0 0 21600 21600" draw:type="rectangle" draw:enhanced-path="M 0 0 L 21600 0 21600 21600 0 21600 0 0 Z N"/>
              </draw:custom-shape>
              <draw:line draw:style-name="gr27" draw:text-style-name="P16" draw:layer="layout" svg:x1="13.142cm" svg:y1="16.15cm" svg:x2="14.364cm" svg:y2="16.15cm">
                <text:p/>
              </draw:line>
              <draw:line draw:style-name="gr27" draw:text-style-name="P16" draw:layer="layout" svg:x1="13.142cm" svg:y1="16.407cm" svg:x2="14.364cm" svg:y2="16.407cm">
                <text:p/>
              </draw:line>
              <draw:line draw:style-name="gr27" draw:text-style-name="P16" draw:layer="layout" svg:x1="13.142cm" svg:y1="16.664cm" svg:x2="14.364cm" svg:y2="16.664cm">
                <text:p/>
              </draw:line>
              <draw:line draw:style-name="gr27" draw:text-style-name="P16" draw:layer="layout" svg:x1="13.142cm" svg:y1="16.922cm" svg:x2="14.364cm" svg:y2="16.922cm">
                <text:p/>
              </draw:line>
              <draw:line draw:style-name="gr27" draw:text-style-name="P16" draw:layer="layout" svg:x1="13.142cm" svg:y1="17.179cm" svg:x2="14.364cm" svg:y2="17.179cm">
                <text:p/>
              </draw:line>
              <draw:line draw:style-name="gr27" draw:text-style-name="P16" draw:layer="layout" svg:x1="13.142cm" svg:y1="17.437cm" svg:x2="14.364cm" svg:y2="17.437cm">
                <text:p/>
              </draw:line>
            </draw:g>
            <draw:custom-shape draw:style-name="gr28" draw:text-style-name="P14" draw:layer="layout" svg:width="0.922cm" svg:height="0.568cm" svg:x="13.809cm" svg:y="17.222cm">
              <text:p text:style-name="P13"><text:span text:style-name="T7">FA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65cm" svg:height="7.575cm" svg:x="2.167cm" svg:y="2.485cm"/>
      <draw:page-thumbnail draw:layer="backgroundobjects" svg:width="6.665cm" svg:height="7.575cm" svg:x="2.167cm" svg:y="11.061cm"/>
      <draw:page-thumbnail draw:layer="backgroundobjects" svg:width="6.665cm" svg:height="7.575cm" svg:x="2.167cm" svg:y="19.637cm"/>
      <draw:page-thumbnail draw:layer="backgroundobjects" svg:width="6.665cm" svg:height="7.575cm" svg:x="12.167cm" svg:y="2.485cm"/>
      <draw:page-thumbnail draw:layer="backgroundobjects" svg:width="6.665cm" svg:height="7.575cm" svg:x="12.167cm" svg:y="11.061cm"/>
      <draw:page-thumbnail draw:layer="backgroundobjects" svg:width="6.665cm" svg:height="7.575cm" svg:x="12.167cm" svg:y="19.637cm"/>
    </style:handout-master>
    <style:master-page style:name="Standard" style:page-layout-name="PM1" draw:style-name="Mdp1">
      <draw:frame presentation:style-name="Standard-title" draw:layer="backgroundobjects" svg:width="19.799cm" svg:height="4.174cm" svg:x="1.1cm" svg:y="0.996cm" presentation:class="title" presentation:placeholder="true">
        <draw:text-box/>
      </draw:frame>
      <draw:frame presentation:style-name="Standard-outline1" draw:layer="backgroundobjects" svg:width="19.799cm" svg:height="14.498cm" svg:x="1.1cm" svg:y="5.849cm" presentation:class="outline" presentation:placeholder="true">
        <draw:text-box/>
      </draw:frame>
      <draw:frame presentation:style-name="Mpr1" draw:text-style-name="MP2" draw:layer="backgroundobjects" svg:width="5.125cm" svg:height="1.722cm" svg:x="1.1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722cm" svg:x="7.524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722cm" svg:x="15.774cm" svg:y="22.77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4T17:03:22.876425070</meta:creation-date>
    <dc:date>2022-10-03T11:21:37.065888570</dc:date>
    <meta:editing-duration>PT12H8M37S</meta:editing-duration>
    <meta:editing-cycles>26</meta:editing-cycles>
    <meta:generator>LibreOffice/6.0.7.3$Linux_X86_64 LibreOffice_project/00m0$Build-3</meta:generator>
    <dc:creator>Leonor </dc:creator>
    <meta:document-statistic meta:object-count="182"/>
  </office:meta>
</office:document-meta>
</file>